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0f47" officeooo:paragraph-rsid="002c0f4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6edbf" officeooo:paragraph-rsid="0029ced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93420" officeooo:paragraph-rsid="0039342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93420" officeooo:paragraph-rsid="0039342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3ea0a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3ea0a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9ced8" officeooo:paragraph-rsid="0029ced8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93420" officeooo:paragraph-rsid="0043e04d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93420" officeooo:paragraph-rsid="0048bcbf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cfff7" officeooo:paragraph-rsid="003cfff7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a0ad" officeooo:paragraph-rsid="003ea0ad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a0ad" officeooo:paragraph-rsid="003ea0ad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3e04d" officeooo:paragraph-rsid="0043e04d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8bcbf" officeooo:paragraph-rsid="0048bcbf" style:font-size-asian="12pt" style:font-weight-asian="normal" style:font-size-complex="12pt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8bcbf" officeooo:paragraph-rsid="0048bcbf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8bcbf" officeooo:paragraph-rsid="0048bcbf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f259" officeooo:paragraph-rsid="003ef259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ef259" officeooo:paragraph-rsid="003ef259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ef259" officeooo:paragraph-rsid="003ef259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ef259" officeooo:paragraph-rsid="00458dc6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58dc6" officeooo:paragraph-rsid="00458dc6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58dc6" officeooo:paragraph-rsid="003ef259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3ea0ad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393420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3ea0ad"/>
    </style:style>
    <style:style style:name="P28" style:family="paragraph" style:parent-style-name="Standard" style:list-style-name="L7">
      <style:paragraph-properties fo:text-align="start" style:justify-single-word="false"/>
      <style:text-properties officeooo:paragraph-rsid="003ef259"/>
    </style:style>
    <style:style style:name="P29" style:family="paragraph" style:parent-style-name="Standard">
      <style:paragraph-properties fo:text-align="start" style:justify-single-word="false"/>
      <style:text-properties officeooo:paragraph-rsid="004b7b77"/>
    </style:style>
    <style:style style:name="P30" style:family="paragraph" style:parent-style-name="Standard" style:list-style-name="L4">
      <style:paragraph-properties fo:text-align="start" style:justify-single-word="false"/>
      <style:text-properties officeooo:rsid="00393420" officeooo:paragraph-rsid="00393420"/>
    </style:style>
    <style:style style:name="P31" style:family="paragraph" style:parent-style-name="Standard" style:list-style-name="L7">
      <style:paragraph-properties fo:text-align="start" style:justify-single-word="false"/>
      <style:text-properties officeooo:rsid="0048bcbf" officeooo:paragraph-rsid="0048bcbf"/>
    </style:style>
    <style:style style:name="P32" style:family="paragraph" style:parent-style-name="Standard" style:list-style-name="L8">
      <style:paragraph-properties fo:text-align="start" style:justify-single-word="false"/>
      <style:text-properties officeooo:rsid="0048bcbf" officeooo:paragraph-rsid="0048bcbf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b7b77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b7b77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9ced8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93420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ef259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ea0a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174ab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3e04d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58dc6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8bcbf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93420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ae0d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37ae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ea0a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3e04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58dc6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ef259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7c718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174ab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style:font-size-asian="12pt" style:font-size-complex="12pt"/>
    </style:style>
    <style:style style:name="T25" style:family="text">
      <style:text-properties style:font-name="DejaVu Sans Condensed" fo:font-size="12pt" officeooo:rsid="0026edbf" style:font-size-asian="12pt" style:font-size-complex="1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3e04d" style:font-weight-asian="bold" style:font-weight-complex="bold"/>
    </style:style>
    <style:style style:name="T28" style:family="text">
      <style:text-properties fo:font-weight="bold" officeooo:rsid="003ea0ad" style:font-weight-asian="bold" style:font-weight-complex="bold"/>
    </style:style>
    <style:style style:name="T29" style:family="text">
      <style:text-properties fo:font-weight="bold" officeooo:rsid="00458dc6" style:font-weight-asian="bold" style:font-weight-complex="bold"/>
    </style:style>
    <style:style style:name="T30" style:family="text">
      <style:text-properties officeooo:rsid="0026edbf"/>
    </style:style>
    <style:style style:name="T31" style:family="text">
      <style:text-properties officeooo:rsid="003ef259"/>
    </style:style>
    <style:style style:name="T32" style:family="text">
      <style:text-properties officeooo:rsid="0043e04d"/>
    </style:style>
    <style:style style:name="T33" style:family="text">
      <style:text-properties officeooo:rsid="00458dc6"/>
    </style:style>
    <style:style style:name="T34" style:family="text">
      <style:text-properties officeooo:rsid="0048bcbf"/>
    </style:style>
    <style:style style:name="T3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3">1<text:span text:style-name="T35">xx</text:span> - Controls</text:p>
          </table:table-cell>
          <table:table-cell table:style-name="Table1.B1" office:value-type="string">
            <text:p text:style-name="P34">2xx - Ground</text:p>
          </table:table-cell>
          <table:table-cell table:style-name="Table1.B1" office:value-type="string">
            <text:p text:style-name="P34">3xx - Flight</text:p>
          </table:table-cell>
          <table:table-cell table:style-name="Table1.B1" office:value-type="string">
            <text:p text:style-name="P34">4xx - A2A</text:p>
          </table:table-cell>
          <table:table-cell table:style-name="Table1.E1" office:value-type="string">
            <text:p text:style-name="P34">5xx - A2G</text:p>
          </table:table-cell>
          <table:table-cell table:style-name="Table1.F1" office:value-type="string">
            <text:p text:style-name="P34">6xx - Misc</text:p>
          </table:table-cell>
        </table:table-row>
      </table:table>
      <text:p text:style-name="P29"><text:span text:style-name="T17">5</text:span><text:span text:style-name="T22">0</text:span><text:span text:style-name="T17">1</text:span><text:span text:style-name="T13"> - </text:span><text:span text:style-name="T11">A/G</text:span><text:span text:style-name="T12"> - </text:span><text:span text:style-name="T16">BR</text:span><text:span text:style-name="T20">R</text:span><text:span text:style-name="T16">RT, </text:span><text:span text:style-name="T14">Bombs, Rockets, </text:span><text:span text:style-name="T15">Mavericks</text:span></text:p>
      <text:p text:style-name="P8"/>
      <text:p text:style-name="P8">All</text:p>
      <text:list text:style-name="L1">
        <text:list-item>
          <text:p text:style-name="P10"><text:span text:style-name="T30">P</text:span>ress <text:span text:style-name="T26">B4</text:span> to set <text:span text:style-name="T26">A/G Master Mode</text:span><text:span text:style-name="T33">.</text:span></text:p>
        </text:list-item>
        <text:list-item>
          <text:p text:style-name="P10">Press <text:span text:style-name="T28">Lower Gray </text:span><text:span text:style-name="T29">B</text:span><text:span text:style-name="T28">utton</text:span><text:span text:style-name="T29"> </text:span>to <text:span text:style-name="T34">cycle selected </text:span>weapon<text:span text:style-name="T33">.</text:span></text:p>
        </text:list-item>
        <text:list-item>
          <text:p text:style-name="P12">On <text:span text:style-name="T26">Armament control panel</text:span><text:span text:style-name="T34"> (above left knee)</text:span>, station light quadrants mean the following:</text:p>
          <text:list>
            <text:list-item>
              <text:p text:style-name="P12"><text:span text:style-name="T26">Top row</text:span><text:span text:style-name="T27">:</text:span> <text:span text:style-name="T26">left light only</text:span> = one weapon, <text:span text:style-name="T26">both lights</text:span> = two or more weapons</text:p>
            </text:list-item>
            <text:list-item>
              <text:p text:style-name="P12"><text:span text:style-name="T26">Bottom row:</text:span> <text:span text:style-name="T26">left light</text:span> = selected station, <text:span text:style-name="T26">right light</text:span> = station empty</text:p>
            </text:list-item>
          </text:list>
        </text:list-item>
        <text:list-item>
          <text:p text:style-name="P13">Current weapon information is shown at the bottom left of the HUD.</text:p>
        </text:list-item>
        <text:list-item>
          <text:p text:style-name="P13">"<text:span text:style-name="T26">/</text:span><text:span text:style-name="T27">n</text:span>" means Mavericks<text:span text:style-name="T32">, where </text:span><text:span text:style-name="T27">n</text:span><text:span text:style-name="T32"> is the number of missiles on each pylon</text:span>, and the TV display should be on<text:span text:style-name="T32">;</text:span> all the others are self explanatory.</text:p>
        </text:list-item>
        <text:list-item>
          <text:p text:style-name="P25"><text:span text:style-name="T5">If weapon text on HUD has a </text:span><text:span text:style-name="T18">solid box</text:span><text:span text:style-name="T5"> around it, it's in salvo mode</text:span><text:span text:style-name="T7"> (</text:span><text:span text:style-name="T19">Gray Reset Hat back</text:span><text:span text:style-name="T7"> to toggle)</text:span><text:span text:style-name="T5"> and will drop</text:span><text:span text:style-name="T7">/shoot from all pylons simultaneously.</text:span></text:p>
        </text:list-item>
      </text:list>
      <text:p text:style-name="P7"/>
      <text:p text:style-name="P6">BRRRT</text:p>
      <text:list text:style-name="L2">
        <text:list-item>
          <text:p text:style-name="P26"><text:span text:style-name="T3">Press </text:span><text:span text:style-name="T15">Trigger</text:span><text:span text:style-name="T3"> to BRRRT, </text:span><text:span text:style-name="T15">works </text:span><text:span text:style-name="T23">at any time</text:span><text:span text:style-name="T6"> </text:span><text:span text:style-name="T9">as long as you are in </text:span><text:span text:style-name="T6">A/G or A/A Master Mode</text:span><text:span text:style-name="T3"> mode.</text:span></text:p>
        </text:list-item>
        <text:list-item>
          <text:p text:style-name="P11"><text:span text:style-name="T34">P</text:span>ress <text:span text:style-name="T26">Flip-down Trigger</text:span><text:span text:style-name="T34"> t</text:span>o toggle special cannon symbology<text:span text:style-name="T32"> and </text:span><text:span text:style-name="T27">PAC</text:span><text:span text:style-name="T32"> (Precision Attitude Control) mode</text:span><text:span text:style-name="T34">.</text:span></text:p>
        </text:list-item>
      </text:list>
      <text:list text:style-name="L3">
        <text:list-item>
          <text:list>
            <text:list-item>
              <text:p text:style-name="P15">Note that PAC stabilizes the plane in pitch and decreases sensitivity of elevators, and also keeps plane on target while shooting.</text:p>
            </text:list-item>
            <text:list-item>
              <text:p text:style-name="P16">Recommended to turn on PAC after rolling in on target, and turn off as soon as you're done shooting.</text:p>
            </text:list-item>
          </text:list>
        </text:list-item>
      </text:list>
      <text:p text:style-name="P5"/>
      <text:p text:style-name="P5">CCIP bombing</text:p>
      <text:list text:style-name="L4">
        <text:list-item>
          <text:p text:style-name="P19">Set release mode knob to CCIP (<text:span text:style-name="T26">Shift-Gray Reset Hat press</text:span>, knob is in upper left of cockpit)<text:span text:style-name="T33">.</text:span></text:p>
        </text:list-item>
        <text:list-item>
          <text:p text:style-name="P14">Set <text:span text:style-name="T31">single/ripple and interval:</text:span></text:p>
          <text:list>
            <text:list-item>
              <text:p text:style-name="P19">RELEASE MODE knob is at bottom of Armament Control Panel, above left knee<text:span text:style-name="T34">.</text:span></text:p>
            </text:list-item>
            <text:list-item>
              <text:p text:style-name="P27"><text:span text:style-name="T18">Gray Reset Hat forward</text:span><text:span text:style-name="T5"> to turn </text:span><text:span text:style-name="T21">RELEASE MODE</text:span><text:span text:style-name="T18"> knob</text:span><text:span text:style-name="T5">, cycles between Single, Pairs, Ripple Single, and Ripple Pairs</text:span></text:p>
            </text:list-item>
            <text:list-item>
              <text:p text:style-name="P14"><text:span text:style-name="T26">Gray Reset Hat backward</text:span> to toggle <text:span text:style-name="T26">Salvo mode</text:span> (puts a box <text:span text:style-name="T31">around the weapon text on the HUD)</text:span></text:p>
            </text:list-item>
            <text:list-item>
              <text:p text:style-name="P19">If using <text:span text:style-name="T26">Ripple</text:span> mode:</text:p>
              <text:list>
                <text:list-item>
                  <text:p text:style-name="P19"><text:span text:style-name="T26">Gray Reset Hat left/right</text:span> to decrease/increase interval (shown on right side of Armament panel)</text:p>
                </text:list-item>
                <text:list-item>
                  <text:p text:style-name="P19"><text:span text:style-name="T26">Gray Reset Hat press</text:span> to cycle ripple quantity (shown on left side of Armament panel)</text:p>
                </text:list-item>
              </text:list>
            </text:list-item>
          </text:list>
        </text:list-item>
        <text:list-item>
          <text:p text:style-name="P30"><text:span text:style-name="T2">P</text:span><text:span text:style-name="T1">ut the thing on the thing and press </text:span><text:span text:style-name="T20">Red Button</text:span><text:span text:style-name="T9"> to drop.</text:span></text:p>
        </text:list-item>
      </text:list>
      <text:p text:style-name="P2"/>
      <text:p text:style-name="P9"><text:span text:style-name="T25">C</text:span><text:span text:style-name="T24">CRP bombing</text:span></text:p>
      <text:list text:style-name="L5">
        <text:list-item>
          <text:p text:style-name="P20">Set release mode knob to CCRP (<text:span text:style-name="T26">Shift-Gray Reset Hat press</text:span>, knob is in upper left of cockpit)</text:p>
        </text:list-item>
        <text:list-item>
          <text:p text:style-name="P20">Designate target visually in the HUD using <text:span text:style-name="T26">TDC slew</text:span>, <text:span text:style-name="T34">then </text:span><text:span text:style-name="T26">TDC press</text:span> to designate.</text:p>
        </text:list-item>
        <text:list-item>
          <text:p text:style-name="P20">A few seconds after designating, the designator line disappears and a solid bomb fall line with pipper at the bottom shows.</text:p>
        </text:list-item>
        <text:list-item>
          <text:p text:style-name="P20">Fly directly at the bomb fall line. <text:s/>The release cue is a small box that starts dropping from the top of the bomb fall line.</text:p>
        </text:list-item>
        <text:list-item>
          <text:p text:style-name="P20"><text:span text:style-name="T26">Bombs will be released automatically (no pickle required)</text:span> when the release cue reaches the center of the pipper.</text:p>
        </text:list-item>
      </text:list>
      <text:p text:style-name="P1"/>
      <text:p text:style-name="P4">Rockets</text:p>
      <text:list text:style-name="L6">
        <text:list-item>
          <text:p text:style-name="P21">Rockets always fire in CCIP mode.</text:p>
        </text:list-item>
        <text:list-item>
          <text:p text:style-name="P23">Press <text:span text:style-name="T26">Gray Reset Hat back</text:span> to toggle salvo mode. <text:s/>If weapon text in HUD <text:span text:style-name="T26">is not boxed</text:span> (default), rockets will fire in <text:span text:style-name="T26">pairs</text:span> from opposite pylons. <text:s/>If weapon text <text:span text:style-name="T26">is boxed</text:span>, rockets will fire from <text:span text:style-name="T26">all available pylons</text:span>.</text:p>
        </text:list-item>
        <text:list-item>
          <text:p text:style-name="P22">Put pipper on the target, press <text:span text:style-name="T26">Red Button</text:span> to fire<text:span text:style-name="T33"> continuously</text:span>.</text:p>
        </text:list-item>
      </text:list>
      <text:p text:style-name="P3"/>
      <text:p text:style-name="P6">Mavericks</text:p>
      <text:list xml:id="list2676350776" text:style-name="L7">
        <text:list-item>
          <text:p text:style-name="P24">TV display will be on when Mavericks are selected.</text:p>
        </text:list-item>
        <text:list-item>
          <text:p text:style-name="P31"><text:span text:style-name="T4">C</text:span><text:span text:style-name="T1">ontrols:</text:span></text:p>
        </text:list-item>
      </text:list>
      <text:list text:style-name="L8">
        <text:list-item>
          <text:list>
            <text:list-item>
              <text:p text:style-name="P32"><text:span text:style-name="T10">Slew pipper</text:span><text:span text:style-name="T1"> and TV crosshairs ... </text:span><text:span text:style-name="T10">TDC ministick</text:span></text:p>
            </text:list-item>
            <text:list-item>
              <text:p text:style-name="P32"><text:span text:style-name="T10">Ground lock</text:span><text:span text:style-name="T1"> and begin auto-locking targets ... </text:span><text:span text:style-name="T10">TDC press</text:span></text:p>
            </text:list-item>
            <text:list-item>
              <text:p text:style-name="P32"><text:span text:style-name="T10">Unlock</text:span><text:span text:style-name="T1"> ... </text:span><text:span text:style-name="T10">Shift-TDC press</text:span></text:p>
            </text:list-item>
            <text:list-item>
              <text:p text:style-name="P32"><text:span text:style-name="T10">Re-center pipper</text:span><text:span text:style-name="T1"> on HUD (only when unlocked) ... </text:span><text:span text:style-name="T10">Middle Finger Hat press</text:span></text:p>
              <text:list>
                <text:list-item>
                  <text:p text:style-name="P17">Not all Mavs may have a zoomable seeker??</text:p>
                </text:list-item>
              </text:list>
            </text:list-item>
            <text:list-item>
              <text:p text:style-name="P32"><text:span text:style-name="T10">Zoom in/out</text:span><text:span text:style-name="T1"> ... </text:span><text:span text:style-name="T10">Middle Finger Hat up/down</text:span></text:p>
            </text:list-item>
          </text:list>
        </text:list-item>
      </text:list>
      <text:list xml:id="list82217816504755" text:continue-list="list2676350776" text:style-name="L7">
        <text:list-item>
          <text:p text:style-name="P28"><text:span text:style-name="T9">When ground locked, </text:span><text:span text:style-name="T4">Maverick will lock</text:span><text:span text:style-name="T8"> onto targets</text:span><text:span text:style-name="T4"> automatically, will unlock if you slew, and re-lock</text:span><text:span text:style-name="T8"> automatically</text:span><text:span text:style-name="T4"> if you get the crosshairs close to a target.</text:span></text:p>
        </text:list-item>
        <text:list-item>
          <text:p text:style-name="P18">Press <text:span text:style-name="T26">Red Button</text:span> to fi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08:22:17.202000000</dc:date>
    <meta:editing-duration>PT11H55M44S</meta:editing-duration>
    <meta:editing-cycles>4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2" meta:word-count="622" meta:character-count="3339" meta:non-whitespace-character-count="2805"/>
  </office:meta>
</office:document-meta>
</file>